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308cm" svg:height="8.616cm" svg:x="16.493cm" svg:y="0.53cm">
            <draw:object draw:notify-on-update-of-ranges="Sheet1.A3:Sheet1.A3 Sheet1.A4:Sheet1.A7 Sheet1.D3:Sheet1.D3 Sheet1.D4:Sheet1.D7 Sheet1.A3:Sheet1.A3 Sheet1.A4:Sheet1.A7 Sheet1.G3:Sheet1.G3 Sheet1.G4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86cm" svg:height="8.322cm" svg:x="16.96cm" svg:y="9.748cm">
            <draw:object draw:notify-on-update-of-ranges="Sheet1.A12:Sheet1.A12 Sheet1.A13:Sheet1.A16 Sheet1.D12:Sheet1.D12 Sheet1.D13:Sheet1.D16 Sheet1.A12:Sheet1.A12 Sheet1.A13:Sheet1.A16 Sheet1.G12:Sheet1.G12 Sheet1.G13:Sheet1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868cm" svg:height="8.368cm" svg:x="32.186cm" svg:y="0.505cm">
            <draw:object draw:notify-on-update-of-ranges="Sheet1.A21:Sheet1.A21 Sheet1.A22:Sheet1.A25 Sheet1.D21:Sheet1.D21 Sheet1.D22:Sheet1.D25 Sheet1.A21:Sheet1.A21 Sheet1.A22:Sheet1.A25 Sheet1.G21:Sheet1.G21 Sheet1.G22:Sheet1.G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BSIZE = 6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CPU(sec)</text:p>
          </table:table-cell>
          <table:table-cell table:style-name="ce1" office:value-type="string" calcext:value-type="string">
            <text:p>TGPU1D</text:p>
          </table:table-cell>
          <table:table-cell table:style-name="ce1" office:value-type="string" calcext:value-type="string">
            <text:p>SGPU1d</text:p>
          </table:table-cell>
          <table:table-cell office:value-type="string" calcext:value-type="string">
            <text:p>TCPU2D</text:p>
          </table:table-cell>
          <table:table-cell table:style-name="ce1" office:value-type="string" calcext:value-type="string">
            <text:p>TGPU2D</text:p>
          </table:table-cell>
          <table:table-cell table:style-name="ce1" office:value-type="string" calcext:value-type="string">
            <text:p>SGPU2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2503" calcext:value-type="float">
            <text:p>0,112503</text:p>
          </table:table-cell>
          <table:table-cell office:value-type="float" office:value="0.0105691" calcext:value-type="float">
            <text:p>0,0105691</text:p>
          </table:table-cell>
          <table:table-cell office:value-type="float" office:value="10.6445" calcext:value-type="float">
            <text:p>10,6445</text:p>
          </table:table-cell>
          <table:table-cell office:value-type="float" office:value="0.123978" calcext:value-type="float">
            <text:p>0,123978</text:p>
          </table:table-cell>
          <table:table-cell office:value-type="float" office:value="0.00871801" calcext:value-type="float">
            <text:p>0,00871801</text:p>
          </table:table-cell>
          <table:table-cell office:value-type="float" office:value="14.2209" calcext:value-type="float">
            <text:p>14,2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0782" calcext:value-type="float">
            <text:p>1,80782</text:p>
          </table:table-cell>
          <table:table-cell office:value-type="float" office:value="0.148166" calcext:value-type="float">
            <text:p>0,148166</text:p>
          </table:table-cell>
          <table:table-cell office:value-type="float" office:value="12.2013" calcext:value-type="float">
            <text:p>12,2013</text:p>
          </table:table-cell>
          <table:table-cell office:value-type="float" office:value="1.87376" calcext:value-type="float">
            <text:p>1,87376</text:p>
          </table:table-cell>
          <table:table-cell office:value-type="float" office:value="0.164007" calcext:value-type="float">
            <text:p>0,164007</text:p>
          </table:table-cell>
          <table:table-cell office:value-type="float" office:value="11.4249" calcext:value-type="float">
            <text:p>11,424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.10856" calcext:value-type="float">
            <text:p>5,10856</text:p>
          </table:table-cell>
          <table:table-cell office:value-type="float" office:value="0.399269" calcext:value-type="float">
            <text:p>0,399269</text:p>
          </table:table-cell>
          <table:table-cell office:value-type="float" office:value="12.7948" calcext:value-type="float">
            <text:p>12,7948</text:p>
          </table:table-cell>
          <table:table-cell office:value-type="float" office:value="5.52921" calcext:value-type="float">
            <text:p>5,52921</text:p>
          </table:table-cell>
          <table:table-cell office:value-type="float" office:value="0.456569" calcext:value-type="float">
            <text:p>0,456569</text:p>
          </table:table-cell>
          <table:table-cell office:value-type="float" office:value="12.1103" calcext:value-type="float">
            <text:p>12,11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3466" calcext:value-type="float">
            <text:p>15,3466</text:p>
          </table:table-cell>
          <table:table-cell office:value-type="float" office:value="1.13967" calcext:value-type="float">
            <text:p>1,13967</text:p>
          </table:table-cell>
          <table:table-cell office:value-type="float" office:value="13.4658" calcext:value-type="float">
            <text:p>13,4658</text:p>
          </table:table-cell>
          <table:table-cell office:value-type="float" office:value="16.6779" calcext:value-type="float">
            <text:p>16,6779</text:p>
          </table:table-cell>
          <table:table-cell office:value-type="float" office:value="1.19232" calcext:value-type="float">
            <text:p>1,19232</text:p>
          </table:table-cell>
          <table:table-cell office:value-type="float" office:value="13.9878" calcext:value-type="float">
            <text:p>13,987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IZE = 25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CPU(sec)</text:p>
          </table:table-cell>
          <table:table-cell table:style-name="ce1" office:value-type="string" calcext:value-type="string">
            <text:p>TGPU1D</text:p>
          </table:table-cell>
          <table:table-cell table:style-name="ce1" office:value-type="string" calcext:value-type="string">
            <text:p>SGPU1d</text:p>
          </table:table-cell>
          <table:table-cell office:value-type="string" calcext:value-type="string">
            <text:p>TCPU2D</text:p>
          </table:table-cell>
          <table:table-cell table:style-name="ce1" office:value-type="string" calcext:value-type="string">
            <text:p>TGPU2D</text:p>
          </table:table-cell>
          <table:table-cell table:style-name="ce1" office:value-type="string" calcext:value-type="string">
            <text:p>SGPU2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197" calcext:value-type="float">
            <text:p>0,10197</text:p>
          </table:table-cell>
          <table:table-cell office:value-type="float" office:value="0.01051" calcext:value-type="float">
            <text:p>0,01051</text:p>
          </table:table-cell>
          <table:table-cell office:value-type="float" office:value="9.70221" calcext:value-type="float">
            <text:p>9,70221</text:p>
          </table:table-cell>
          <table:table-cell office:value-type="float" office:value="0.0993001" calcext:value-type="float">
            <text:p>0,0993001</text:p>
          </table:table-cell>
          <table:table-cell office:value-type="float" office:value="0.00733399" calcext:value-type="float">
            <text:p>0,00733399</text:p>
          </table:table-cell>
          <table:table-cell office:value-type="float" office:value="13.5397" calcext:value-type="float">
            <text:p>13,53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1125" calcext:value-type="float">
            <text:p>1,61125</text:p>
          </table:table-cell>
          <table:table-cell office:value-type="float" office:value="0.157778" calcext:value-type="float">
            <text:p>0,157778</text:p>
          </table:table-cell>
          <table:table-cell office:value-type="float" office:value="10.2121" calcext:value-type="float">
            <text:p>10,2121</text:p>
          </table:table-cell>
          <table:table-cell office:value-type="float" office:value="1.8873" calcext:value-type="float">
            <text:p>1,8873</text:p>
          </table:table-cell>
          <table:table-cell office:value-type="float" office:value="0.136972" calcext:value-type="float">
            <text:p>0,136972</text:p>
          </table:table-cell>
          <table:table-cell office:value-type="float" office:value="13.7787" calcext:value-type="float">
            <text:p>13,778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82383" calcext:value-type="float">
            <text:p>4,82383</text:p>
          </table:table-cell>
          <table:table-cell office:value-type="float" office:value="0.41608" calcext:value-type="float">
            <text:p>0,41608</text:p>
          </table:table-cell>
          <table:table-cell office:value-type="float" office:value="11.5935" calcext:value-type="float">
            <text:p>11,5935</text:p>
          </table:table-cell>
          <table:table-cell office:value-type="float" office:value="4.54638" calcext:value-type="float">
            <text:p>4,54638</text:p>
          </table:table-cell>
          <table:table-cell office:value-type="float" office:value="0.411832" calcext:value-type="float">
            <text:p>0,411832</text:p>
          </table:table-cell>
          <table:table-cell office:value-type="float" office:value="11.0394" calcext:value-type="float">
            <text:p>11,03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.7534" calcext:value-type="float">
            <text:p>13,7534</text:p>
          </table:table-cell>
          <table:table-cell office:value-type="float" office:value="1.12397" calcext:value-type="float">
            <text:p>1,12397</text:p>
          </table:table-cell>
          <table:table-cell office:value-type="float" office:value="12.2365" calcext:value-type="float">
            <text:p>12,2365</text:p>
          </table:table-cell>
          <table:table-cell office:value-type="float" office:value="14.2453" calcext:value-type="float">
            <text:p>14,2453</text:p>
          </table:table-cell>
          <table:table-cell office:value-type="float" office:value="1.00471" calcext:value-type="float">
            <text:p>1,00471</text:p>
          </table:table-cell>
          <table:table-cell office:value-type="float" office:value="14.1785" calcext:value-type="float">
            <text:p>14,178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IZE = 102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CPU(sec)</text:p>
          </table:table-cell>
          <table:table-cell table:style-name="ce1" office:value-type="string" calcext:value-type="string">
            <text:p>TGPU1D</text:p>
          </table:table-cell>
          <table:table-cell table:style-name="ce1" office:value-type="string" calcext:value-type="string">
            <text:p>SGPU1d</text:p>
          </table:table-cell>
          <table:table-cell office:value-type="string" calcext:value-type="string">
            <text:p>TCPU2D</text:p>
          </table:table-cell>
          <table:table-cell table:style-name="ce1" office:value-type="string" calcext:value-type="string">
            <text:p>TGPU2D</text:p>
          </table:table-cell>
          <table:table-cell table:style-name="ce1" office:value-type="string" calcext:value-type="string">
            <text:p>SGPU2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987899" calcext:value-type="float">
            <text:p>0,0987899</text:p>
          </table:table-cell>
          <table:table-cell office:value-type="float" office:value="0.0110769" calcext:value-type="float">
            <text:p>0,0110769</text:p>
          </table:table-cell>
          <table:table-cell office:value-type="float" office:value="8.91853" calcext:value-type="float">
            <text:p>8,91853</text:p>
          </table:table-cell>
          <table:table-cell office:value-type="float" office:value="0.098865" calcext:value-type="float">
            <text:p>0,098865</text:p>
          </table:table-cell>
          <table:table-cell office:value-type="float" office:value="0.00814104" calcext:value-type="float">
            <text:p>0,00814104</text:p>
          </table:table-cell>
          <table:table-cell office:value-type="float" office:value="12.144" calcext:value-type="float">
            <text:p>12,1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1014" calcext:value-type="float">
            <text:p>1,61014</text:p>
          </table:table-cell>
          <table:table-cell office:value-type="float" office:value="0.175154" calcext:value-type="float">
            <text:p>0,175154</text:p>
          </table:table-cell>
          <table:table-cell office:value-type="float" office:value="9.19272" calcext:value-type="float">
            <text:p>9,19272</text:p>
          </table:table-cell>
          <table:table-cell office:value-type="float" office:value="1.67438" calcext:value-type="float">
            <text:p>1,67438</text:p>
          </table:table-cell>
          <table:table-cell office:value-type="float" office:value="0.164478" calcext:value-type="float">
            <text:p>0,164478</text:p>
          </table:table-cell>
          <table:table-cell office:value-type="float" office:value="10.1799" calcext:value-type="float">
            <text:p>10,17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60913" calcext:value-type="float">
            <text:p>4,60913</text:p>
          </table:table-cell>
          <table:table-cell office:value-type="float" office:value="0.435847" calcext:value-type="float">
            <text:p>0,435847</text:p>
          </table:table-cell>
          <table:table-cell office:value-type="float" office:value="10.5751" calcext:value-type="float">
            <text:p>10,5751</text:p>
          </table:table-cell>
          <table:table-cell table:style-name="ce3" office:value-type="float" office:value="4.96206" calcext:value-type="float">
            <text:p>4,96206</text:p>
          </table:table-cell>
          <table:table-cell office:value-type="float" office:value="0.453416" calcext:value-type="float">
            <text:p>0,453416</text:p>
          </table:table-cell>
          <table:table-cell office:value-type="float" office:value="10.9437" calcext:value-type="float">
            <text:p>10,94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.1844" calcext:value-type="float">
            <text:p>14,1844</text:p>
          </table:table-cell>
          <table:table-cell office:value-type="float" office:value="1.26149" calcext:value-type="float">
            <text:p>1,26149</text:p>
          </table:table-cell>
          <table:table-cell office:value-type="float" office:value="11.2441" calcext:value-type="float">
            <text:p>11,2441</text:p>
          </table:table-cell>
          <table:table-cell office:value-type="float" office:value="14.6997" calcext:value-type="float">
            <text:p>14,6997</text:p>
          </table:table-cell>
          <table:table-cell office:value-type="float" office:value="1.18699" calcext:value-type="float">
            <text:p>1,18699</text:p>
          </table:table-cell>
          <table:table-cell office:value-type="float" office:value="12.3841" calcext:value-type="float">
            <text:p>12,3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7:59:28.517477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8:43:33.849795546</meta:creation-date>
    <dc:date>2021-04-14T19:23:34.253431303</dc:date>
    <meta:editing-duration>PT3H47S</meta:editing-duration>
    <meta:editing-cycles>3</meta:editing-cycles>
    <meta:generator>LibreOffice/6.4.6.2$Linux_X86_64 LibreOffice_project/40$Build-2</meta:generator>
    <meta:document-statistic meta:table-count="1" meta:cell-count="10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09cm" svg:height="8.617cm" xlink:href=".." xlink:type="simple" chart:class="chart:scatter" chart:style-name="ch1">
        <chart:title svg:x="6.102cm" svg:y="0.308cm" chart:style-name="ch2">
          <text:p>Blocksize = 64</text:p>
        </chart:title>
        <chart:legend chart:legend-position="end" svg:x="12.563cm" svg:y="3.76cm" style:legend-expansion="high" chart:style-name="ch3"/>
        <chart:plot-area chart:style-name="ch4" table:cell-range-address="Sheet1.A3:Sheet1.A7 Sheet1.D3:Sheet1.D7 Sheet1.G3:Sheet1.G7" chart:data-source-has-labels="row" svg:x="0.306cm" svg:y="1.259cm" svg:width="11.951cm" svg:height="7.186cm">
          <chartooo:coordinate-region svg:x="0.742cm" svg:y="1.458cm" svg:width="10.958cm" svg:height="6.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7" chart:label-cell-address="Sheet1.D3:Sheet1.D3" chart:class="chart:scatter">
            <chart:domain table:cell-range-address="Sheet1.A4:Sheet1.A7"/>
            <chart:data-point chart:repeated="4"/>
          </chart:series>
          <chart:series chart:style-name="ch8" chart:values-cell-range-address="Sheet1.G4:Sheet1.G7" chart:label-cell-address="Sheet1.G3:Sheet1.G3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GPU1d</text:p>
                <draw:g>
                  <svg:desc>Sheet1.D3:Sheet1.D3</svg:desc>
                </draw:g>
              </table:table-cell>
              <table:table-cell office:value-type="string">
                <text:p>SGPU2D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4:Sheet1.A7</svg:desc>
                </draw:g>
              </table:table-cell>
              <table:table-cell office:value-type="float" office:value="10.6445">
                <text:p>10.6445</text:p>
                <draw:g>
                  <svg:desc>Sheet1.D4:Sheet1.D7</svg:desc>
                </draw:g>
              </table:table-cell>
              <table:table-cell office:value-type="float" office:value="14.2209">
                <text:p>14.2209</text:p>
                <draw:g>
                  <svg:desc>Sheet1.G4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2.2013">
                <text:p>12.2013</text:p>
              </table:table-cell>
              <table:table-cell office:value-type="float" office:value="11.4249">
                <text:p>11.4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2.7948">
                <text:p>12.7948</text:p>
              </table:table-cell>
              <table:table-cell office:value-type="float" office:value="12.1103">
                <text:p>12.1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3.4658">
                <text:p>13.4658</text:p>
              </table:table-cell>
              <table:table-cell office:value-type="float" office:value="13.9878">
                <text:p>13.9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87cm" svg:height="8.323cm" xlink:href=".." xlink:type="simple" chart:class="chart:scatter" chart:style-name="ch1">
        <chart:title svg:x="5.722cm" svg:y="0.302cm" chart:style-name="ch2">
          <text:p>Blocksize = 256</text:p>
        </chart:title>
        <chart:legend chart:legend-position="end" svg:x="12.041cm" svg:y="3.613cm" style:legend-expansion="high" chart:style-name="ch3"/>
        <chart:plot-area chart:style-name="ch4" table:cell-range-address="Sheet1.A12:Sheet1.A16 Sheet1.D12:Sheet1.D16 Sheet1.G12:Sheet1.G16" chart:data-source-has-labels="row" svg:x="0.295cm" svg:y="1.247cm" svg:width="11.451cm" svg:height="6.91cm">
          <chartooo:coordinate-region svg:x="0.731cm" svg:y="1.446cm" svg:width="10.458cm" svg:height="6.0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3:Sheet1.D16" chart:label-cell-address="Sheet1.D12:Sheet1.D12" chart:class="chart:scatter">
            <chart:domain table:cell-range-address="Sheet1.A13:Sheet1.A16"/>
            <chart:data-point chart:repeated="4"/>
          </chart:series>
          <chart:series chart:style-name="ch8" chart:values-cell-range-address="Sheet1.G13:Sheet1.G16" chart:label-cell-address="Sheet1.G12:Sheet1.G12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GPU1d</text:p>
                <draw:g>
                  <svg:desc>Sheet1.D12:Sheet1.D12</svg:desc>
                </draw:g>
              </table:table-cell>
              <table:table-cell office:value-type="string">
                <text:p>SGPU2D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13:Sheet1.A16</svg:desc>
                </draw:g>
              </table:table-cell>
              <table:table-cell office:value-type="float" office:value="9.70221">
                <text:p>9.70221</text:p>
                <draw:g>
                  <svg:desc>Sheet1.D13:Sheet1.D16</svg:desc>
                </draw:g>
              </table:table-cell>
              <table:table-cell office:value-type="float" office:value="13.5397">
                <text:p>13.5397</text:p>
                <draw:g>
                  <svg:desc>Sheet1.G13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.2121">
                <text:p>10.2121</text:p>
              </table:table-cell>
              <table:table-cell office:value-type="float" office:value="13.7787">
                <text:p>13.7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1.5935">
                <text:p>11.5935</text:p>
              </table:table-cell>
              <table:table-cell office:value-type="float" office:value="11.0394">
                <text:p>11.0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2.2365">
                <text:p>12.2365</text:p>
              </table:table-cell>
              <table:table-cell office:value-type="float" office:value="14.1785">
                <text:p>14.1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69cm" svg:height="8.369cm" xlink:href=".." xlink:type="simple" chart:class="chart:scatter" chart:style-name="ch1">
        <chart:title svg:x="5.644cm" svg:y="0.303cm" chart:style-name="ch2">
          <text:p>Blocksize = 1024</text:p>
        </chart:title>
        <chart:legend chart:legend-position="end" svg:x="12.123cm" svg:y="3.636cm" style:legend-expansion="high" chart:style-name="ch3"/>
        <chart:plot-area chart:style-name="ch4" table:cell-range-address="Sheet1.A21:Sheet1.A25 Sheet1.D21:Sheet1.D25 Sheet1.G21:Sheet1.G25" chart:data-source-has-labels="row" svg:x="0.297cm" svg:y="1.249cm" svg:width="11.529cm" svg:height="6.953cm">
          <chartooo:coordinate-region svg:x="0.733cm" svg:y="1.448cm" svg:width="10.536cm" svg:height="6.1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22:Sheet1.D25" chart:label-cell-address="Sheet1.D21:Sheet1.D21" chart:class="chart:scatter">
            <chart:domain table:cell-range-address="Sheet1.A22:Sheet1.A25"/>
            <chart:data-point chart:repeated="4"/>
          </chart:series>
          <chart:series chart:style-name="ch8" chart:values-cell-range-address="Sheet1.G22:Sheet1.G25" chart:label-cell-address="Sheet1.G21:Sheet1.G2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GPU1d</text:p>
                <draw:g>
                  <svg:desc>Sheet1.D21:Sheet1.D21</svg:desc>
                </draw:g>
              </table:table-cell>
              <table:table-cell office:value-type="string">
                <text:p>SGPU2D</text:p>
                <draw:g>
                  <svg:desc>Sheet1.G21:Sheet1.G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22:Sheet1.A25</svg:desc>
                </draw:g>
              </table:table-cell>
              <table:table-cell office:value-type="float" office:value="8.91853">
                <text:p>8.91853</text:p>
                <draw:g>
                  <svg:desc>Sheet1.D22:Sheet1.D25</svg:desc>
                </draw:g>
              </table:table-cell>
              <table:table-cell office:value-type="float" office:value="12.144">
                <text:p>12.144</text:p>
                <draw:g>
                  <svg:desc>Sheet1.G22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.19272">
                <text:p>9.19272</text:p>
              </table:table-cell>
              <table:table-cell office:value-type="float" office:value="10.1799">
                <text:p>10.1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0.5751">
                <text:p>10.5751</text:p>
              </table:table-cell>
              <table:table-cell office:value-type="float" office:value="10.9437">
                <text:p>10.9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1.2441">
                <text:p>11.2441</text:p>
              </table:table-cell>
              <table:table-cell office:value-type="float" office:value="12.3841">
                <text:p>12.3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